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Название детали</text:p>
          </table:table-cell>
          <table:table-cell office:value-type="string">
            <text:p>Кол-во</text:p>
          </table:table-cell>
          <table:table-cell office:value-type="string">
            <text:p>Наличие</text:p>
          </table:table-cell>
        </table:table-row>
        <table:table-row table:style-name="ro2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Резистор 220оМ</text:p>
          </table:table-cell>
          <table:table-cell office:value-type="float" office:value="9">
            <text:p>9</text:p>
          </table:table-cell>
          <table:table-cell office:value-type="string">
            <text:p><text:s text:c="6"/>+</text:p>
          </table:table-cell>
        </table:table-row>
        <table:table-row table:style-name="ro2">
          <table:table-cell office:value-type="string">
            <text:p>ЦифровойКонденсатор 1000х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Полевой Транзистор IRF84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150...8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м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62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47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Диод 52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Конденсатор 1mkF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28.12.2017</text:date>, <text:time>19:46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18:51.91</meta:creation-date>
    <dc:date>2017-12-28T19:45:03.89</dc:date>
    <meta:editing-duration>PT1H10M29S</meta:editing-duration>
    <meta:editing-cycles>4</meta:editing-cycles>
    <meta:generator>OpenOffice/4.1.3$Win32 OpenOffice.org_project/413m1$Build-9783</meta:generator>
    <meta:document-statistic meta:table-count="3" meta:cell-count="27" meta:object-count="0"/>
  </office:meta>
</office:document-meta>
</file>